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'Lucida Sans Unicode', 'Microsoft Sans Serif', 'Segoe UI Symbol', STIXGeneral, 'Cambria Math', 'Arial Unicode MS', sans-serif"/>
    <style:font-face style:name="arial" svg:font-family="arial, helvetica, clean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ec31" officeooo:paragraph-rsid="0002ec31"/>
    </style:style>
    <style:style style:name="P2" style:family="paragraph" style:parent-style-name="Standard">
      <style:text-properties officeooo:rsid="0002ec31" officeooo:paragraph-rsid="00032f8b"/>
    </style:style>
    <style:style style:name="P3" style:family="paragraph" style:parent-style-name="Standard">
      <style:text-properties officeooo:rsid="0002ec31" officeooo:paragraph-rsid="00039acf"/>
    </style:style>
    <style:style style:name="P4" style:family="paragraph" style:parent-style-name="Standard">
      <style:text-properties officeooo:rsid="0002ec31" officeooo:paragraph-rsid="000425e4"/>
    </style:style>
    <style:style style:name="P5" style:family="paragraph" style:parent-style-name="Standard">
      <style:text-properties officeooo:rsid="00032f8b" officeooo:paragraph-rsid="00032f8b"/>
    </style:style>
    <style:style style:name="P6" style:family="paragraph" style:parent-style-name="Standard">
      <style:text-properties officeooo:rsid="00039acf" officeooo:paragraph-rsid="00039acf"/>
    </style:style>
    <style:style style:name="P7" style:family="paragraph" style:parent-style-name="Heading_20_1">
      <style:text-properties officeooo:rsid="0002ec31" officeooo:paragraph-rsid="0002ec31"/>
    </style:style>
    <style:style style:name="P8" style:family="paragraph" style:parent-style-name="Heading_20_1">
      <style:text-properties officeooo:rsid="0002ec31" officeooo:paragraph-rsid="000425e4"/>
    </style:style>
    <style:style style:name="T1" style:family="text">
      <style:text-properties officeooo:rsid="0002ec31"/>
    </style:style>
    <style:style style:name="T2" style:family="text">
      <style:text-properties fo:font-variant="normal" fo:text-transform="none" fo:color="#505050" style:font-name="Arial" fo:font-size="17.25pt" fo:letter-spacing="normal" fo:font-style="normal" fo:font-weight="normal"/>
    </style:style>
    <style:style style:name="T3" style:family="text">
      <style:text-properties fo:font-variant="normal" fo:text-transform="none" fo:color="#505050" style:font-name="Arial" fo:font-size="17.25pt" fo:letter-spacing="normal" fo:font-style="normal" fo:font-weight="normal" officeooo:rsid="00032f8b"/>
    </style:style>
    <style:style style:name="T4" style:family="text">
      <style:text-properties fo:font-variant="normal" fo:text-transform="none" fo:color="#505050" style:font-name="Arial" fo:font-size="17.25pt" fo:letter-spacing="normal" fo:font-style="normal" fo:font-weight="normal" officeooo:rsid="00039acf"/>
    </style:style>
    <style:style style:name="T5" style:family="text">
      <style:text-properties fo:font-variant="normal" fo:text-transform="none" fo:color="#000000" style:font-name="arial" fo:letter-spacing="normal" fo:font-style="normal"/>
    </style:style>
    <style:style style:name="T6" style:family="text">
      <style:text-properties officeooo:rsid="00039a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earch Paper Resources:</text:p>
      <text:p text:style-name="P1"/>
      <text:h text:style-name="P7" text:outline-level="1"><text:span text:style-name="T2">Developing a corpus of clinical notes manually annotated for part-of-speech (2006)</text:span></text:h>
      <text:p text:style-name="P5"><text:a xlink:type="simple" xlink:href="http://www.sciencedirect.com/science/article/pii/S1386505605001723?via%3Dihub" text:style-name="Internet_20_link" text:visited-style-name="Visited_20_Internet_20_Link"><text:span text:style-name="T1">http://www.sciencedirect.com/science/article/pii/S1386505605001723?via%3Dihub</text:span></text:a></text:p>
      <text:p text:style-name="P2"/>
      <text:p text:style-name="P3">Clinical Natural Language Processing Course- Uni of Washington:</text:p>
      <text:p text:style-name="P3">has links to some research papers containing datasets</text:p>
      <text:p text:style-name="P6"><text:a xlink:type="simple" xlink:href="http://faculty.washington.edu/melihay/LING575/Ling575_ClinicalNLP.html" text:style-name="Internet_20_link" text:visited-style-name="Visited_20_Internet_20_Link"><text:span text:style-name="T1">http://faculty.washington.edu/melihay/LING575/Ling575_ClinicalNLP.html</text:span></text:a></text:p>
      <text:p text:style-name="P3"/>
      <text:p text:style-name="P3">Deep “Active” Learning for Named Entity Recognition:</text:p>
      <text:p text:style-name="P3">process involving “25% of original training data” to achieve near “state-of-the-art” performance</text:p>
      <text:p text:style-name="P6"><text:a xlink:type="simple" xlink:href="https://openreview.net/forum?id=ry018WZAZ" text:style-name="Internet_20_link" text:visited-style-name="Visited_20_Internet_20_Link"><text:span text:style-name="T1">https://openreview.net/forum?id=ry018WZAZ</text:span></text:a></text:p>
      <text:p text:style-name="P3"/>
      <text:h text:style-name="P8" text:outline-level="1"><text:span text:style-name="T5">Medical subdomain classification of clinical notes using a machine learning-based natural language processing approach</text:span></text:h>
      <text:p text:style-name="P4"><text:a xlink:type="simple" xlink:href="https://www.ncbi.nlm.nih.gov/pmc/articles/PMC5709846/" text:style-name="Internet_20_link" text:visited-style-name="Visited_20_Internet_20_Link">https://www.ncbi.nlm.nih.gov/pmc/articles/PMC5709846/</text:a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'Lucida Sans Unicode', 'Microsoft Sans Serif', 'Segoe UI Symbol', STIXGeneral, 'Cambria Math', 'Arial Unicode MS', sans-serif"/>
    <style:font-face style:name="arial" svg:font-family="arial, helvetica, clean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5:54:52.771692241</meta:creation-date>
    <dc:date>2018-01-18T16:01:50.919097744</dc:date>
    <meta:editing-duration>PT6M5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67" meta:character-count="730" meta:non-whitespace-character-count="674"/>
  </office:meta>
</office:document-meta>
</file>